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66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い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う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え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</text:p>
          </table:table-cell>
          <table:table-cell office:value-type="string">
            <text:p>お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2018/01/28</text:date>, <text:time>18:32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8:22:39</meta:creation-date>
    <dc:date>2018-01-28T18:32:26</dc:date>
    <meta:editing-duration>PT1M30S</meta:editing-duration>
    <meta:editing-cycles>3</meta:editing-cycles>
    <meta:generator>OpenOffice/4.1.3$Unix OpenOffice.org_project/413m1$Build-9783</meta:generator>
    <meta:document-statistic meta:table-count="3" meta:cell-count="15" meta:object-count="0"/>
  </office:meta>
</office:document-meta>
</file>